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e99d" officeooo:paragraph-rsid="0000e99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e99d" officeooo:paragraph-rsid="0000e99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0e99d" officeooo:paragraph-rsid="0000e99d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00e99d" officeooo:paragraph-rsid="0000e99d" style:font-weight-asian="bold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fo:font-weight="bold" officeooo:rsid="0000e99d" officeooo:paragraph-rsid="0000e99d" style:font-weight-asian="bold" style:font-weight-complex="bold"/>
    </style:style>
    <style:style style:name="P6" style:family="paragraph" style:parent-style-name="Standard" style:list-style-name="L3">
      <style:paragraph-properties fo:text-align="start" style:justify-single-word="false"/>
      <style:text-properties style:text-underline-style="solid" style:text-underline-width="auto" style:text-underline-color="font-color" fo:font-weight="bold" officeooo:rsid="0000e99d" officeooo:paragraph-rsid="0000e99d" style:font-weight-asian="bold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fo:font-weight="bold" officeooo:rsid="00015320" officeooo:paragraph-rsid="00015320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ett Worley</text:p>
      <text:p text:style-name="P1">CEG-3110-01</text:p>
      <text:p text:style-name="P2">Status Report</text:p>
      <text:p text:style-name="P3"><text:span text:style-name="T1"/></text:p>
      <text:p text:style-name="P3"><text:span text:style-name="T1">I have my code finished up and ran through some preliminary test cases which all passed. <text:s/>I still want to go through the code to clean it up and recheck for any logic bugs. <text:s/>I am also working on the final report, I would like more time to revise the sections and change up the decision table section. Once the report is done, I also want to run the program against the final test plan with all of the chosen test cases.</text:span></text:p>
      <text:p text:style-name="P3"><text:span text:style-name="T1"/></text:p>
      <text:p text:style-name="P3"><text:span text:style-name="T1">Things done</text:span></text:p>
      <text:list xml:id="list4516982371633387936" text:style-name="L1">
        <text:list-item>
          <text:p text:style-name="P4"><text:span text:style-name="T1">code for project</text:span></text:p>
        </text:list-item>
        <text:list-item>
          <text:p text:style-name="P4"><text:span text:style-name="T1">sections for report</text:span></text:p>
        </text:list-item>
      </text:list>
      <text:p text:style-name="P3"><text:span text:style-name="T1"/></text:p>
      <text:p text:style-name="P3"><text:span text:style-name="T1">Needs cleaned up</text:span></text:p>
      <text:list xml:id="list3243046394351525667" text:style-name="L2">
        <text:list-item>
          <text:p text:style-name="P5"><text:span text:style-name="T1">sections of the code</text:span></text:p>
        </text:list-item>
        <text:list-item>
          <text:p text:style-name="P7"><text:span text:style-name="T1">formatting of the report</text:span></text:p>
        </text:list-item>
      </text:list>
      <text:p text:style-name="P3"><text:span text:style-name="T1"/></text:p>
      <text:p text:style-name="P3"><text:span text:style-name="T1">Revising or needs changed</text:span></text:p>
      <text:list xml:id="list4328947072538470192" text:style-name="L3">
        <text:list-item>
          <text:p text:style-name="P6"><text:span text:style-name="T1">sections for the report</text:span></text:p>
        </text:list-item>
        <text:list-item>
          <text:p text:style-name="P6"><text:span text:style-name="T1">finalize the test plan with 30 cases</text:span></text:p>
        </text:list-item>
        <text:list-item>
          <text:p text:style-name="P6"><text:span text:style-name="T1">add more test cases to pick from for the final test pla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17:18:00.761444560</meta:creation-date>
    <dc:date>2015-10-28T17:28:39.259871513</dc:date>
    <meta:editing-duration>PT10M38S</meta:editing-duration>
    <meta:editing-cycles>2</meta:editing-cycles>
    <meta:generator>LibreOffice/4.4.3.2$Linux_X86_64 LibreOffice_project/40m0$Build-2</meta:generator>
    <meta:document-statistic meta:table-count="0" meta:image-count="0" meta:object-count="0" meta:page-count="1" meta:paragraph-count="14" meta:word-count="140" meta:character-count="708" meta:non-whitespace-character-count="587"/>
  </office:meta>
</office:document-meta>
</file>